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833in" style:line-height-at-least="0.25in" fo:background-color="#FFFFFF"/>
      <style:text-properties style:font-name="Tahoma" style:font-name-complex="Tahoma" style:font-weight-complex="bold" fo:font-style="italic" style:font-style-asian="italic" fo:color="#333333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0833in" style:line-height-at-least="0.25in" fo:background-color="#FFFFFF"/>
      <style:text-properties style:font-name="Helvetica" fo:font-style="italic" style:font-style-asian="italic" fo:color="#333333" fo:font-size="18pt" style:font-size-asian="18pt" style:font-size-complex="18pt" style:language-asian="en" style:country-asian="GB"/>
    </style:style>
    <style:style style:name="TableColumn4" style:family="table-column">
      <style:table-column-properties style:column-width="0.4131in"/>
    </style:style>
    <style:style style:name="TableColumn5" style:family="table-column">
      <style:table-column-properties style:column-width="5.8437in"/>
    </style:style>
    <style:style style:name="Table3" style:family="table">
      <style:table-properties style:width="6.256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8" style:parent-style-name="Normal" style:family="paragraph">
      <style:paragraph-properties fo:margin-bottom="0.0833in" style:line-height-at-least="0.25in"/>
    </style:style>
    <style:style style:name="T9" style:parent-style-name="DefaultParagraphFont" style:family="text">
      <style:text-properties style:font-name="Tahoma" style:font-name-complex="Tahoma" fo:color="#333333" style:language-asian="en" style:country-asian="GB"/>
    </style:style>
    <style:style style:name="TableCell10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11" style:parent-style-name="Normal" style:family="paragraph">
      <style:paragraph-properties fo:margin-bottom="0.0833in" style:line-height-at-least="0.25in"/>
      <style:text-properties style:font-name="Tahoma" style:font-name-complex="Tahoma" fo:color="#333333" style:language-asian="en" style:country-asian="GB"/>
    </style:style>
    <style:style style:name="P12" style:parent-style-name="ListParagraph" style:list-style-name="LFO2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3" style:parent-style-name="ListParagraph" style:list-style-name="LFO2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4" style:parent-style-name="ListParagraph" style:list-style-name="LFO2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5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6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7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8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9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20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</office:automatic-styles>
  <office:body>
    <office:text text:use-soft-page-breaks="true">
      <text:p text:style-name="P1">Interest only calculator<text:s/>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1</text:span></text:p>
          </table:table-cell>
          <table:table-cell table:style-name="TableCell10">
            <text:p text:style-name="P11">3 user inputs –</text:p>
            <text:list text:style-name="LFO2" text:continue-numbering="true">
              <text:list-item>
                <text:p text:style-name="P12">Loan amount<text:s/></text:p>
              </text:list-item>
              <text:list-item>
                <text:p text:style-name="P13">Interest rate<text:s/></text:p>
              </text:list-item>
              <text:list-item>
                <text:p text:style-name="P14">Length of loan<text:s/></text:p>
              </text:list-item>
            </text:list>
            <text:p text:style-name="P15">Create a function that is triggered by an event<text:s/>listener<text:s/>that calculates the interest.</text:p>
            <text:p text:style-name="P16"/>
            <text:p text:style-name="P17">Additional tasks –</text:p>
            <text:p text:style-name="P18">The user must enter values within the 3 input boxes<text:s/>otherwise the functions should not run.<text:s/></text:p>
            <text:p text:style-name="P19"/>
            <text:p text:style-name="P20">The result should be displayed in pounds to the correct decimal place. <text:s text:c="2"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entury Gothic"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wis Khan</meta:initial-creator>
    <dc:creator>Auwais Khan</dc:creator>
    <meta:creation-date>2018-07-04T13:54:00Z</meta:creation-date>
    <dc:date>2018-07-04T13:54:00Z</dc:date>
    <meta:template xlink:href="Normal" xlink:type="simple"/>
    <meta:editing-cycles>2</meta:editing-cycles>
    <meta:editing-duration>PT0S</meta:editing-duration>
    <meta:document-statistic meta:page-count="1" meta:paragraph-count="1" meta:word-count="54" meta:character-count="365" meta:row-count="2" meta:non-whitespace-character-count="312"/>
  </office:meta>
</office:document-meta>
</file>